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fo:color="#000000" style:font-name="Times" fo:font-size="12pt"/>
    </style:style>
    <style:style style:name="P2" style:family="paragraph" style:parent-style-name="Standard">
      <style:text-properties fo:color="#000000" style:font-name="Times" fo:font-size="8pt"/>
    </style:style>
    <style:style style:name="P3" style:family="paragraph" style:parent-style-name="Standard">
      <style:text-properties style:font-name="Times" fo:font-size="12pt"/>
    </style:style>
    <style:style style:name="T1" style:family="text">
      <style:text-properties fo:font-weight="bold"/>
    </style:style>
    <style:style style:name="T2" style:family="text">
      <style:text-properties fo:color="#000000" fo:font-weight="bold"/>
    </style:style>
    <style:style style:name="T3" style:family="text">
      <style:text-properties officeooo:rsid="00192c73"/>
    </style:style>
    <style:style style:name="T4" style:family="text">
      <style:text-properties officeooo:rsid="001a08bf"/>
    </style:style>
    <style:style style:name="T5" style:family="text">
      <style:text-properties officeooo:rsid="001a8616"/>
    </style:style>
    <style:style style:name="T6" style:family="text">
      <style:text-properties officeooo:rsid="001c2f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Internal variability of the Southern Ocean carbon sink in MPI-ESM large ensemble simulations: perspective from responses</text:span><text:span text:style-name="T2"> of ocean biology and circulation to westerly wind changes</text:span></text:p>
      <text:p text:style-name="P1"/>
      <text:p text:style-name="P1">Aaron Spring, Hongmei Li, Tatiana Ilyina</text:p>
      <text:p text:style-name="P2">Max Planck Institute for Meteorology, Bundesstraße 53, 20146 Hamburg, Germany</text:p>
      <text:p text:style-name="P2"/>
      <text:p text:style-name="P1"><text:s/></text:p>
      <text:p text:style-name="P1">Observation-based estimates report a large variability in the Southern Ocean carbon sink. The decadal carbon trends are explained by increased upwelling due to intensified winds in the 1990s and by different carbon uptake responses to changes in circulation in the 2000s. By analyzing a large ensemble of 100 simulations based on Max Planck Institute’s Earth System Model (MPI-ESM) with different initial conditions but identical forcings, we assess modeled internal variability of the Southern Ocean carbon sink to address the following three research questions:</text:p>
      <text:p text:style-name="P1"/>
      <text:p text:style-name="P1">1) How large is the modeled internal variability in the Southern Ocean carbon sink?</text:p>
      <text:p text:style-name="P1">2) Can a large ensemble of simulations reproduce similar trends to those observed in the 1990s and 2000s?</text:p>
      <text:p text:style-name="P1">3) Which processes do drive (decadal) internal variability in our large ensemble?</text:p>
      <text:p text:style-name="P1"/>
      <text:p text:style-name="P1">We quantify the internal variability of the Southern Ocean carbon sink south of 35°S to ±0.36 Pg (2σ ensemble standard deviation, 95% significance).</text:p>
      <text:p text:style-name="P1"/>
      <text:p text:style-name="P1">We find that internal variability and decadal trends in the Southern Ocean carbon sink are driven by the strength of the westerly winds. This leads to a two-sided response, i.e., biology and upper ocean circulation.</text:p>
      <text:p text:style-name="P1"/>
      <text:p text:style-name="P1">Phytoplankton growth is sensitive to changes in circulation. Intensifying winds mix the water column deeper than usual. Sea-surface temperature cooling, probably caused by upwelling cold water, facilitates deeper mixing. Thereby standing stock of phytoplankton is transported deeper into the ocean. Decreasing phytosynthetically active radiation at depth reduces the phytoplankton growth rate, the total primary productivity, and hence the carbon sink. </text:p>
      <text:p text:style-name="P3"/>
      <text:p text:style-name="P3">Intensified westerly winds in the Southern Ocean also strengthen the upper ocean <text:span text:style-name="T5">circulation. T</text:span>he corresponding upwelling south of 50°S, <text:span text:style-name="T5">northward Ekman transport and downwelling</text:span> <text:span text:style-name="T3">at</text:span> 50-30°S is <text:span text:style-name="T4">enhanced</text:span>. The strengthened upwelling to the south of 50°S brings more carbon-rich water from <text:span text:style-name="T6">the </text:span>deep ocean to the surface, and hence increase surface dissolved inorganic carbon which weakens the carbon sink. </text:p>
      <text:p text:style-name="P1"/>
      <text:p text:style-name="P1">Both responses towards intensified winds - biology and circulation - weaken the carbon sink at the latitudes with the largest internal variability (50-60°S). The same mechanisms apply vice versa for decreasing wind strengths leading to positive trends in the carbon sink. </text:p>
      <text:p text:style-name="P1"/>
      <text:p text:style-name="P1">We conclude that MPI-ESM large ensemble simulations are able to reproduce decadal variations in the Southern Ocean carbon s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7a864d8825610a8c07cfc3bc01dd4fce6a9447e5</meta:generator>
    <dc:date>2017-02-21T12:04:17.940149074</dc:date>
    <meta:editing-duration>PT36M11S</meta:editing-duration>
    <meta:editing-cycles>4</meta:editing-cycles>
    <meta:print-date>2017-02-21T11:51:07.621152386</meta:print-date>
    <meta:document-statistic meta:table-count="0" meta:image-count="0" meta:object-count="0" meta:page-count="1" meta:paragraph-count="14" meta:word-count="405" meta:character-count="2745" meta:non-whitespace-character-count="2349"/>
  </office:meta>
</office:document-meta>
</file>